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Helvetica, Arial, sans-serif, 'Apple Color Emoji', 'Segoe UI Emoji', 'Segoe UI Symbol', norm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d70" officeooo:paragraph-rsid="000a3d70"/>
    </style:style>
    <style:style style:name="P2" style:family="paragraph" style:parent-style-name="Standard">
      <style:text-properties officeooo:paragraph-rsid="000a3d70"/>
    </style:style>
    <style:style style:name="P3" style:family="paragraph" style:parent-style-name="Standard">
      <style:text-properties officeooo:paragraph-rsid="001d2d62"/>
    </style:style>
    <style:style style:name="T1" style:family="text">
      <style:text-properties officeooo:rsid="000a3d7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a3d70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a446e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a92c2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9136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d267b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db9b8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af2e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2149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9652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ebc2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39a9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20d07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24666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1e3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f1f2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5191e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5bb74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019b" style:font-weight-asian="normal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54a6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d2d62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e1640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e3448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fd73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1a7ba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4ca0" style:font-weight-asian="normal" style:font-weight-complex="normal"/>
    </style:style>
    <style:style style:name="T29" style:family="text">
      <style:text-properties fo:color="#000000" loext:opacity="100%" style:font-name="Liberation Serif" fo:font-weight="normal" officeooo:rsid="000a3d7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2"><text:span text:style-name="T1"><text:tab/>Zuverlässigkeit, Charme, Loyalität, </text:span><text:span text:style-name="Strong_20_Emphasis"><text:span text:style-name="T2">Offenheit, </text:span></text:span><text:span text:style-name="Strong_20_Emphasis"><text:span text:style-name="T29">G</text:span></text:span><text:span text:style-name="Strong_20_Emphasis"><text:span text:style-name="T3">esellig</text:span></text:span><text:span text:style-name="Strong_20_Emphasis"><text:span text:style-name="T4">keit, Selbstsicherheit, Ordentlichkeit, <text:tab/>Friedlichkeit, Kooperativität, Mitgefühl, Hilfbereitschaft, Sorgfältigkeit</text:span></text:span></text:p>
      <text:p text:style-name="P2"><text:span text:style-name="Strong_20_Emphasis"><text:span text:style-name="T4">2.</text:span></text:span></text:p>
      <text:p text:style-name="P2"><text:span text:style-name="Strong_20_Emphasis"><text:span text:style-name="T4"><text:tab/></text:span></text:span><text:span text:style-name="Strong_20_Emphasis"><text:span text:style-name="T5">Kant’s Aussage ist, da alle Fähigkeiten und Charaktereigenschaften eines Menschen für <text:tab/>Schlechtes genutzt werden könn</text:span></text:span><text:span text:style-name="Strong_20_Emphasis"><text:span text:style-name="T7">t</text:span></text:span><text:span text:style-name="Strong_20_Emphasis"><text:span text:style-name="T5">en, </text:span></text:span><text:span text:style-name="Strong_20_Emphasis"><text:span text:style-name="T6">zähl</text:span></text:span><text:span text:style-name="Strong_20_Emphasis"><text:span text:style-name="T7">e</text:span></text:span><text:span text:style-name="Strong_20_Emphasis"><text:span text:style-name="T6"> als moralisch gut einzig und allein der gute Wille <text:tab/>diese Fähigkeiten und Eigenschaften für Gutes zu nutzen. </text:span></text:span><text:span text:style-name="Strong_20_Emphasis"><text:span text:style-name="T8">Einige Eigenschaften seien zwar <text:tab/>förderlich für einen guten Willen, würden ihn aber nicht bedingen. </text:span></text:span><text:span text:style-name="Strong_20_Emphasis"><text:span text:style-name="T9">Das deckt sich </text:span></text:span><text:span text:style-name="Strong_20_Emphasis"><text:span text:style-name="T10">teilweise <text:tab/>mit meiner Ansicht, dass </text:span></text:span><text:span text:style-name="Strong_20_Emphasis"><text:span text:style-name="T11">nicht die </text:span></text:span><text:span text:style-name="Strong_20_Emphasis"><text:span text:style-name="T12">Eigenschaften eines Menschen ihn ausmachen, sondern <text:tab/>seine Entscheidungen, dennoch gibt es ein paar </text:span></text:span><text:span text:style-name="Strong_20_Emphasis"><text:span text:style-name="T13">Kerneigenschaften die gewisse <text:tab/>Entscheidungen bedingen, </text:span></text:span><text:span text:style-name="Strong_20_Emphasis"><text:span text:style-name="T14">wie die des Mitgefühls gegenübergestellt </text:span></text:span><text:span text:style-name="Strong_20_Emphasis"><text:span text:style-name="T15">der der Rach</text:span></text:span><text:span text:style-name="Strong_20_Emphasis"><text:span text:style-name="T16">sucht, <text:tab/></text:span></text:span><text:span text:style-name="Strong_20_Emphasis"><text:span text:style-name="T17">wobei eine moralisch richtige Entscheidung in beispielsweise einer Kriegssituation <text:tab/></text:span></text:span><text:span text:style-name="Strong_20_Emphasis"><text:span text:style-name="T18">vermutlich von einem Menschen geführt wird, </text:span></text:span><text:span text:style-name="Strong_20_Emphasis"><text:span text:style-name="T19">in dem das Mitgefühl überwiegt. </text:span></text:span><text:span text:style-name="Strong_20_Emphasis"><text:span text:style-name="T20">So würde <text:tab/>dieser vielleicht eher </text:span></text:span><text:span text:style-name="Strong_20_Emphasis"><text:span text:style-name="T21">ein Menschenleben retten anstatt ein weiteres zu nehmen. </text:span></text:span><text:span text:style-name="Strong_20_Emphasis"><text:span text:style-name="T22">Streiten lässt <text:tab/>sich natürlich, ob ein Soldat überhaupt mit einem guten Willen ausgestattet ist.</text:span></text:span></text:p>
      <text:p text:style-name="P3"><text:span text:style-name="Strong_20_Emphasis"><text:span text:style-name="T23">3.</text:span></text:span></text:p>
      <text:p text:style-name="P3"><text:span text:style-name="Strong_20_Emphasis"><text:span text:style-name="T23"><text:tab/></text:span></text:span><text:span text:style-name="Strong_20_Emphasis"><text:span text:style-name="T24">Kant’s </text:span></text:span><text:span text:style-name="Strong_20_Emphasis"><text:span text:style-name="T25">Herangehensweise </text:span></text:span><text:span text:style-name="Strong_20_Emphasis"><text:span text:style-name="T26">widerspricht dem </text:span></text:span><text:span text:style-name="Strong_20_Emphasis"><text:span text:style-name="T27">Prinzip der Konsequenz, dass nur der Ausgang <text:tab/>zählt und nicht die Intention. </text:span></text:span><text:span text:style-name="Strong_20_Emphasis"><text:span text:style-name="T28">So würde nach seiner Ideologie die beschrieben Aktion als <text:tab/>egoistisch und falsch gelten, während sie aus utilitaristischer Sicht gut ist, da sie ja nur Gutes <text:tab/>bewirkt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Helvetica, Arial, sans-serif, 'Apple Color Emoji', 'Segoe UI Emoji', 'Segoe UI Symbol', norm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4T11:38:20.412000000</meta:creation-date>
    <dc:date>2022-11-04T12:00:53.689000000</dc:date>
    <meta:editing-duration>PT22M19S</meta:editing-duration>
    <meta:editing-cycles>29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6" meta:word-count="187" meta:character-count="1425" meta:non-whitespace-character-count="1227"/>
  </office:meta>
</office:document-meta>
</file>